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174c3a" style:font-style-asian="normal" style:font-weight-asian="normal" style:font-style-complex="normal" style:font-weight-complex="normal"/>
    </style:style>
    <style:style style:name="P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174c3a" style:font-style-asian="normal" style:font-weight-asian="normal" style:font-style-complex="normal" style:font-weight-complex="normal"/>
    </style:style>
    <style:style style:name="P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b80b" officeooo:paragraph-rsid="00174c3a" style:font-style-asian="normal" style:font-weight-asian="normal" style:font-style-complex="normal" style:font-weight-complex="normal"/>
    </style:style>
    <style:style style:name="P4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174c3a" style:font-style-asian="normal" style:font-weight-asian="normal" style:font-style-complex="normal" style:font-weight-complex="normal"/>
    </style:style>
    <style:style style:name="P5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18103a" style:font-style-asian="normal" style:font-weight-asian="normal" style:font-style-complex="normal" style:font-weight-complex="normal"/>
    </style:style>
    <style:style style:name="P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19efe3" style:font-style-asian="normal" style:font-weight-asian="normal" style:font-style-complex="normal" style:font-weight-complex="normal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174c3a" style:font-style-asian="normal" style:font-weight-asian="normal" style:font-style-complex="normal" style:font-weight-complex="normal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2ea67c" officeooo:paragraph-rsid="00174c3a" style:font-style-asian="normal" style:font-weight-asian="bold" style:font-style-complex="normal" style:font-weight-complex="bold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174c3a" style:font-style-asian="normal" style:font-weight-asian="bold" style:font-style-complex="normal" style:font-weight-complex="bold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c3a" style:text-blinking="false" fo:background-color="transparent"/>
    </style:style>
    <style:style style:name="P11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174c3a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174c3a" style:text-blinking="false" fo:background-color="transparent"/>
    </style:style>
    <style:style style:name="P13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officeooo:paragraph-rsid="00174c3a" style:text-blinking="false" fo:background-color="transparent"/>
    </style:style>
    <style:style style:name="P14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officeooo:paragraph-rsid="00174c3a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officeooo:paragraph-rsid="00174c3a" style:text-blinking="false" fo:background-color="transparent"/>
    </style:style>
    <style:style style:name="P16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officeooo:paragraph-rsid="00174c3a" style:text-blinking="false" fo:background-color="transparent"/>
    </style:style>
    <style:style style:name="P17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63d1" officeooo:paragraph-rsid="00174c3a" style:text-blinking="false" fo:background-color="transparent"/>
    </style:style>
    <style:style style:name="P18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174c3a" style:text-blinking="false" fo:background-color="transparent"/>
    </style:style>
    <style:style style:name="P19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174c3a" style:text-blinking="false" fo:background-color="transparent"/>
    </style:style>
    <style:style style:name="P20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174c3a" style:text-blinking="false" fo:background-color="transparent"/>
    </style:style>
    <style:style style:name="P21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60d7" officeooo:paragraph-rsid="00174c3a" style:text-blinking="false" fo:background-color="transparent"/>
    </style:style>
    <style:style style:name="P22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d3c8" officeooo:paragraph-rsid="00174c3a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d3c8" officeooo:paragraph-rsid="00174c3a" style:text-blinking="false" fo:background-color="transparent"/>
    </style:style>
    <style:style style:name="P24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94e6" officeooo:paragraph-rsid="00174c3a" style:text-blinking="false" fo:background-color="transparent"/>
    </style:style>
    <style:style style:name="P2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0214" officeooo:paragraph-rsid="00174c3a" style:text-blinking="false" fo:background-color="transparent" style:font-weight-asian="normal" style:font-weight-complex="normal"/>
    </style:style>
    <style:style style:name="P2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officeooo:paragraph-rsid="00174c3a" style:text-blinking="false" fo:background-color="transparent" style:font-weight-asian="normal" style:font-weight-complex="normal"/>
    </style:style>
    <style:style style:name="P2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officeooo:paragraph-rsid="00174c3a" style:text-blinking="false" fo:background-color="transparent" style:font-weight-asian="normal" style:font-weight-complex="normal"/>
    </style:style>
    <style:style style:name="P28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a67c" officeooo:paragraph-rsid="00174c3a" style:text-blinking="false" fo:background-color="transparent" style:font-weight-asian="normal" style:font-weight-complex="normal"/>
    </style:style>
    <style:style style:name="P29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35f5" officeooo:paragraph-rsid="00174c3a" style:text-blinking="false" fo:background-color="transparent" style:font-weight-asian="normal" style:font-weight-complex="normal"/>
    </style:style>
    <style:style style:name="P30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1276" officeooo:paragraph-rsid="00181276" style:text-blinking="false" fo:background-color="transparent"/>
    </style:style>
    <style:style style:name="P3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0214" officeooo:paragraph-rsid="00174c3a" style:text-blinking="false" fo:background-color="transparent" style:font-weight-asian="bold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a409" officeooo:paragraph-rsid="00174c3a" style:text-blinking="false" fo:background-color="transparent" style:font-weight-asian="bold" style:font-weight-complex="bold"/>
    </style:style>
    <style:style style:name="P33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4c3a"/>
    </style:style>
    <style:style style:name="P34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4c3a"/>
    </style:style>
    <style:style style:name="P35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4c3a"/>
    </style:style>
    <style:style style:name="P36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4c3a"/>
    </style:style>
    <style:style style:name="P37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4c3a"/>
    </style:style>
    <style:style style:name="P38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4c3a"/>
    </style:style>
    <style:style style:name="P39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74c3a"/>
    </style:style>
    <style:style style:name="P40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74c3a"/>
    </style:style>
    <style:style style:name="P4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174c3a"/>
    </style:style>
    <style:style style:name="P4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174c3a" style:font-weight-asian="bold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174c3a" style:font-weight-asian="bold" style:font-weight-complex="bold"/>
    </style:style>
    <style:style style:name="P44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weight="normal" officeooo:rsid="002d35f5" officeooo:paragraph-rsid="00174c3a" style:font-weight-asian="normal" style:font-weight-complex="normal"/>
    </style:style>
    <style:style style:name="P45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74c3a"/>
    </style:style>
    <style:style style:name="P4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174c3a"/>
    </style:style>
    <style:style style:name="P47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c3a" style:text-blinking="false" fo:background-color="transparent"/>
    </style:style>
    <style:style style:name="P48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49e68" officeooo:paragraph-rsid="00174c3a" style:text-blinking="false" fo:background-color="transparent" style:font-weight-asian="bold" style:font-weight-complex="bold"/>
    </style:style>
    <style:style style:name="P49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c3a" style:text-blinking="false" fo:background-color="transparent"/>
    </style:style>
    <style:style style:name="P50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aba3" officeooo:paragraph-rsid="00174c3a" style:text-blinking="false" fo:background-color="transparent"/>
    </style:style>
    <style:style style:name="P51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94e6" officeooo:paragraph-rsid="00174c3a" style:text-blinking="false" fo:background-color="transparent" style:font-weight-asian="normal" style:font-weight-complex="normal"/>
    </style:style>
    <style:style style:name="P52" style:family="paragraph" style:parent-style-name="Text_20_body" style:list-style-name="L11">
      <style:paragraph-properties fo:margin-top="0cm" fo:margin-bottom="0cm" style:contextual-spacing="false" fo:line-height="115%" fo:text-align="justify" style:justify-single-word="false" style:writing-mode="lr-tb"/>
      <style:text-properties officeooo:paragraph-rsid="00174c3a"/>
    </style:style>
    <style:style style:name="P53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officeooo:paragraph-rsid="00174c3a"/>
    </style:style>
    <style:style style:name="P5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0214" officeooo:paragraph-rsid="00174c3a" style:text-blinking="false" fo:background-color="transparent" style:font-weight-asian="bold" style:font-weight-complex="bold"/>
    </style:style>
    <style:style style:name="P55" style:family="paragraph" style:parent-style-name="Text_20_body">
      <style:paragraph-properties fo:line-height="115%" fo:text-align="justify" style:justify-single-word="false"/>
      <style:text-properties officeooo:paragraph-rsid="00174c3a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fo:font-variant="normal" fo:text-transform="none" fo:color="#800000" loext:opacity="100%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2" style:family="text">
      <style:text-properties officeooo:rsid="002b0214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2c4c0"/>
    </style:style>
    <style:style style:name="T35" style:family="text">
      <style:text-properties officeooo:rsid="002ba409"/>
    </style:style>
    <style:style style:name="T36" style:family="text">
      <style:text-properties officeooo:rsid="002390c5"/>
    </style:style>
    <style:style style:name="T37" style:family="text">
      <style:text-properties officeooo:rsid="00279bae"/>
    </style:style>
    <style:style style:name="T38" style:family="text">
      <style:text-properties officeooo:rsid="002760d7"/>
    </style:style>
    <style:style style:name="T39" style:family="text">
      <style:text-properties officeooo:rsid="00309d2f"/>
    </style:style>
    <style:style style:name="T40" style:family="text">
      <style:text-properties fo:font-weight="normal" officeooo:rsid="002d35f5" style:font-weight-asian="normal" style:font-weight-complex="normal"/>
    </style:style>
    <style:style style:name="T41" style:family="text">
      <style:text-properties fo:font-style="italic" fo:font-weight="normal" officeooo:rsid="002d35f5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d35f5" style:font-style-asian="normal" style:font-weight-asian="bold" style:font-style-complex="normal" style:font-weight-complex="bol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d35f5" style:font-style-asian="normal" style:font-style-complex="normal"/>
    </style:style>
    <style:style style:name="T49" style:family="text">
      <style:text-properties officeooo:rsid="00174c3a"/>
    </style:style>
    <style:style style:name="T50" style:family="text">
      <style:text-properties officeooo:rsid="0018103a"/>
    </style:style>
    <style:style style:name="T51" style:family="text">
      <style:text-properties officeooo:rsid="0015f1c3"/>
    </style:style>
    <style:style style:name="T52" style:family="text">
      <style:text-properties officeooo:rsid="001921ab"/>
    </style:style>
    <style:style style:name="T53" style:family="text">
      <style:text-properties officeooo:rsid="0019efe3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Copertina</text:p>
      <text:p text:style-name="P47">Indice</text:p>
      <text:p text:style-name="P47">Scopo del documento</text:p>
      <text:p text:style-name="P53"><text:span text:style-name="T1">Con il presente documento si intende fare una prima analisi, in linguaggio naturale, dei requisiti e di altri aspetti del progetto </text:span><text:span text:style-name="T28">SpottyThings</text:span><text:span text:style-name="T1">. L’obiettivo del documento è quello di definire i seguenti punti:</text:span></text:p>
      <text:list xml:id="list2114492344" text:style-name="L2">
        <text:list-item>
          <text:p text:style-name="P10">Obiettivi del progetto.</text:p>
        </text:list-item>
        <text:list-item>
          <text:p text:style-name="P10">Requisiti funzionali.</text:p>
        </text:list-item>
        <text:list-item>
          <text:p text:style-name="P10">Requisiti non funzionali.</text:p>
        </text:list-item>
        <text:list-item>
          <text:p text:style-name="P10">Requisiti di Front-End.</text:p>
        </text:list-item>
        <text:list-item>
          <text:p text:style-name="P10">Requisiti di Back-End.</text:p>
        </text:list-item>
      </text:list>
      <text:p text:style-name="P55"/>
      <text:p text:style-name="P47">Obiettivi del progetto</text:p>
      <text:p text:style-name="P53"><text:span text:style-name="T1">Il progetto </text:span><text:span text:style-name="T28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49"/>
      <text:p text:style-name="P53">Nello specifico il sistema <text:span text:style-name="T32">dovrà consentire</text:span>:</text:p>
      <text:list xml:id="list2669999720" text:style-name="L11">
        <text:list-item>
          <text:p text:style-name="P52"><text:bookmark-start text:name="o1"/><text:span text:style-name="T3">agli utenti </text:span><text:span text:style-name="T2">di registrarsi per creare un proprio profilo </text:span><text:span text:style-name="T3">con cui</text:span><text:span text:style-name="T2"> interagire con gli altri utenti </text:span><text:span text:style-name="T3">e per poter </text:span><text:span text:style-name="T2">avere sempre sotto controllo le attività intraprese sul sito Web;</text:span><text:bookmark-end text:name="o1"/></text:p>
        </text:list-item>
        <text:list-item>
          <text:p text:style-name="P52"><text:bookmark-start text:name="o2"/><text:span text:style-name="T3">a tutti gli utenti</text:span><text:span text:style-name="T2"> di </text:span><text:span text:style-name="T3">navigare sul sito e </text:span><text:span text:style-name="T2">visualizzare i prodotti disponibili </text:span><text:span text:style-name="T3">(e le loro informazioni)</text:span><text:span text:style-name="T2"> filtrandoli in base alle proprie necessità, </text:span><text:span text:style-name="T4">salvando</text:span><text:span text:style-name="T2"> quelli di maggior interesse;</text:span><text:bookmark-end text:name="o2"/></text:p>
        </text:list-item>
        <text:list-item>
          <text:p text:style-name="P52"><text:bookmark-start text:name="o3"/><text:span text:style-name="T2">a</text:span><text:span text:style-name="T5">gli</text:span><text:span text:style-name="T2"> utenti </text:span><text:span text:style-name="T3">autenticati </text:span><text:span text:style-name="T2">di interagire tra di loro, </text:span><text:span text:style-name="T4">con lo scopo di ottenere</text:span><text:span text:style-name="T2"> informazioni sugli articoli di cui si è interessati </text:span><text:span text:style-name="T4">oltre che accordarsi per esempio sul metodo di pagamento e/o </text:span><text:span text:style-name="T3">di s</text:span><text:span text:style-name="T4">pedizione;</text:span><text:bookmark-end text:name="o3"/></text:p>
        </text:list-item>
        <text:list-item>
          <text:p text:style-name="P52"><text:bookmark-start text:name="o4"/><text:span text:style-name="T3">agli utenti registrati </text:span><text:span text:style-name="T4">di postare</text:span><text:span text:style-name="T6"> </text:span><text:span text:style-name="T4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52"><text:bookmark-start text:name="o5"/><text:span text:style-name="T5">a</text:span><text:span text:style-name="T3">gli utenti registrati </text:span><text:span text:style-name="T4">l’espressione di recensioni pubbliche e feedback sull’esperienza di acquisto/vendita e sull’affidabilità dei venditori;</text:span><text:bookmark-end text:name="o5"/></text:p>
        </text:list-item>
        <text:list-item>
          <text:p text:style-name="P52"><text:bookmark-start text:name="o6"/><text:span text:style-name="T5">di</text:span><text:span text:style-name="T4"> garantire che le transazioni avvengano correttamente tutelando sia il venditore che il compratore </text:span><text:span text:style-name="T3">e intervenire nel caso di problematiche.</text:span><text:bookmark-end text:name="o6"/></text:p>
        </text:list-item>
      </text:list>
      <text:p text:style-name="P50"/>
      <text:p text:style-name="P50"/>
      <text:p text:style-name="P48">Requisiti funzionali</text:p>
      <text:p text:style-name="P51">Nel seguente paragrafo vengono riportato i requisiti funzionali del sistema, divisi in base al preciso obiettivo che soddisfano.</text:p>
      <text:p text:style-name="P48"/>
      <text:p text:style-name="P12">Il sistema deve:</text:p>
      <text:list xml:id="list2314442685" text:style-name="L12">
        <text:list-header>
          <text:p text:style-name="P13"/>
        </text:list-header>
        <text:list-item>
          <text:p text:style-name="P13">Relativamente all’<text:a xlink:type="simple" xlink:href="#o1" text:style-name="Internet_20_link" text:visited-style-name="Visited_20_Internet_20_Link"><text:span text:style-name="T33">obiettivo 1</text:span></text:a>:</text:p>
        </text:list-item>
      </text:list>
      <text:list xml:id="list2522534120" text:style-name="L13">
        <text:list-item>
          <text:list>
            <text:list-item>
              <text:p text:style-name="P33"><text:bookmark-start text:name="RF 1"/><text:span text:style-name="T7">permettere ad un utente anonimo di registrarsi al sito, compilando un opportuno form in cui deve inserire: </text:span><text:span text:style-name="T8">dati anagrafici, </text:span><text:span text:style-name="T3">ovvero</text:span><text:span text:style-name="T8"> nome, cognome, data di nascita </text:span><text:span text:style-name="T3">e</text:span><text:span text:style-name="T8"> indirizzo di residenza, </text:span><text:span text:style-name="T9">CAP, città, provincia</text:span><text:span text:style-name="T8">, </text:span><text:span text:style-name="T7">un username univoco, </text:span><text:span text:style-name="T9">una mail a cui associare l’account, un numero di telefono (facoltativamente)</text:span><text:span text:style-name="T7"> e creare una password </text:span><text:span text:style-name="T9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5">1</text:span></text:a><text:span text:style-name="T9">);</text:span><text:bookmark-end text:name="RF 1"/></text:p>
            </text:list-item>
            <text:list-item>
              <text:p text:style-name="P33"><text:soft-page-break/><text:span text:style-name="T9">p</text:span><text:span text:style-name="T10">ermettere, in fase di registrazione, di inserire uno o più metodi di pagamento, fornendo i dati della propria carta di credito per effettuare pagamenti online </text:span><text:span text:style-name="T11">oppure un conto PayPal</text:span><text:span text:style-name="T10">;</text:span></text:p>
            </text:list-item>
            <text:list-item>
              <text:p text:style-name="P33"><text:bookmark-start text:name="RF 2"/><text:span text:style-name="T7">mettere a disposizione un meccanismo di certificazione per verificare l’identità dell’utente durante la registrazione </text:span><text:span text:style-name="T8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11">permettere di recuperare la password in caso venga dimenticata <text:span text:style-name="T34">(con le modalità specificate al </text:span><text:a xlink:type="simple" xlink:href="#RNF 2" text:style-name="Internet_20_link" text:visited-style-name="Visited_20_Internet_20_Link"><text:span text:style-name="T34">RNF </text:span></text:a><text:a xlink:type="simple" xlink:href="#RNF 2" text:style-name="Internet_20_link" text:visited-style-name="Visited_20_Internet_20_Link"><text:span text:style-name="T35">2</text:span></text:a><text:span text:style-name="T34">)</text:span>;</text:p>
            </text:list-item>
            <text:list-item>
              <text:p text:style-name="P11">permettere ad un utente già registrato di accedere sito <text:span text:style-name="T34">unicamente</text:span> mediante il proprio username<text:span text:style-name="T34"> </text:span>e la propria password;</text:p>
            </text:list-item>
            <text:list-item>
              <text:p text:style-name="P33"><text:span text:style-name="T12">permettere di visualizzare e modificare il proprio profilo personale, </text:span><text:span text:style-name="T8">aggiungendo una breve descrizione personale </text:span><text:span text:style-name="T11">(massimo 200 caratteri) </text:span><text:span text:style-name="T8">e </text:span><text:span text:style-name="T11">le categorie</text:span><text:span text:style-name="T9"> di</text:span><text:span text:style-name="T8"> o</text:span><text:span text:style-name="T9">g</text:span><text:span text:style-name="T8">getti che si intendono postare;</text:span></text:p>
            </text:list-item>
            <text:list-item>
              <text:p text:style-name="P33"><text:span text:style-name="T8">c</text:span><text:span text:style-name="T9">onsentire di poter modificare in ogni momento le informazioni personali (specificate nel </text:span><text:a xlink:type="simple" xlink:href="#RF 1" text:style-name="Internet_20_link" text:visited-style-name="Visited_20_Internet_20_Link"><text:span text:style-name="T29">RF 1</text:span></text:a><text:span text:style-name="T9">), </text:span><text:span text:style-name="T10">i propri metodi di pagamento </text:span><text:span text:style-name="T9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3"> 3</text:span></text:a><text:span text:style-name="T9">);</text:span></text:p>
            </text:list-item>
            <text:list-item>
              <text:p text:style-name="P14">permette<text:span text:style-name="T34">re </text:span>di verificare lo stato degli oggetti postati (se sono attualmente in vendita, in affitto o in scambio) <text:span text:style-name="T34">e di modificarlo dall’utente stesso dopo che una transazione è avvenuta</text:span>;</text:p>
            </text:list-item>
            <text:list-item>
              <text:p text:style-name="P40"><text:span text:style-name="T1">p</text:span><text:span text:style-name="T12">ermette</text:span><text:span text:style-name="T1">re </text:span><text:span text:style-name="T12">di visualizzare lo storico di tutti i prodotti acquistati, </text:span><text:span text:style-name="T9">con le informazioni sul prezzo di vendita, data e profilo del venditore;</text:span></text:p>
            </text:list-item>
            <text:list-item>
              <text:p text:style-name="P33"><text:span text:style-name="T9">p</text:span><text:span text:style-name="T14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1">RF 17</text:span></text:a><text:span text:style-name="T14">);</text:span></text:p>
              <text:p text:style-name="P16"/>
            </text:list-item>
          </text:list>
        </text:list-item>
      </text:list>
      <text:list xml:id="list1693193729" text:style-name="L14">
        <text:list-item>
          <text:p text:style-name="P34"><text:span text:style-name="T12">R</text:span><text:span text:style-name="T8">elativamente all’</text:span><text:a xlink:type="simple" xlink:href="#o2" text:style-name="Internet_20_link" text:visited-style-name="Visited_20_Internet_20_Link">obiettivo 2</text:a><text:span text:style-name="T24">:</text:span></text:p>
        </text:list-item>
      </text:list>
      <text:list xml:id="list212023853688612" text:continue-list="list2522534120" text:style-name="L13">
        <text:list-item>
          <text:list>
            <text:list-item>
              <text:p text:style-name="P33"><text:span text:style-name="T8">permettere di visualizzare i prodotti disponibili sul sito </text:span><text:span text:style-name="T10">inizialmente in una forma di anteprima con solo una foto, il titolo dell’annuncio, la tipologia del prodotto, il prezzo e lo username del venditore;</text:span></text:p>
            </text:list-item>
            <text:list-item>
              <text:p text:style-name="P33"><text:span text:style-name="T10">consentire di avere accesso agli annunci</text:span><text:span text:style-name="T8"> sotto forma di una lista, in cui compaiono gli </text:span><text:span text:style-name="T14">annunci degli </text:span><text:span text:style-name="T8">oggetti fi</text:span><text:span text:style-name="T15">ltr</text:span><text:span text:style-name="T8">ati dall’utente mediante diversi parametri (</text:span><text:span text:style-name="T14">fascia temporale di pubblicazione dell’annuncio, vicinanza con il l</text:span><text:span text:style-name="T8">uogo geografico del venditore, </text:span><text:span text:style-name="T14">categoria</text:span><text:span text:style-name="T8"> </text:span><text:span text:style-name="T14">del prodotto</text:span><text:span text:style-name="T8">, modalità della transazione, </text:span><text:span text:style-name="T14">ranking del venditore, fascia di prezzo</text:span><text:span text:style-name="T8">);</text:span></text:p>
            </text:list-item>
            <text:list-item>
              <text:p text:style-name="P33"><text:span text:style-name="T10">consentire di visualizzare gli annunci anche</text:span><text:span text:style-name="T8"> tramite barra di ricerca (permettendo di cercare un venditore specifico, </text:span><text:span text:style-name="T14">tramite username oppure Nome e Cognome,</text:span><text:span text:style-name="T8"> o uno specifico annuncio);</text:span></text:p>
            </text:list-item>
            <text:list-item>
              <text:p text:style-name="P33"><text:span text:style-name="T8">fornire per ogni </text:span><text:span text:style-name="T14">annuncio</text:span><text:span text:style-name="T8"> una scheda personale con </text:span><text:span text:style-name="T14">il titolo dell’annuncio, </text:span><text:span text:style-name="T8">la descrizione </text:span><text:span text:style-name="T14">del prodotto, </text:span><text:span text:style-name="T6">le</text:span><text:span text:style-name="T14"> </text:span><text:span text:style-name="T6">sue </text:span><text:span text:style-name="T14">foto</text:span><text:span text:style-name="T8">, la tipologia di transazione </text:span><text:span text:style-name="T14">prevista, il prezzo e un link al profilo del venditore;</text:span></text:p>
            </text:list-item>
            <text:list-item>
              <text:p text:style-name="P14">permettere, tramite <text:span text:style-name="T36">un</text:span> calendario, di verificare per i prodotti in affitto le disponibilità temporali di tali prodotti;</text:p>
            </text:list-item>
            <text:list-item>
              <text:p text:style-name="P33"><text:span text:style-name="T8">permettere di selezionare i prodotti di maggior interesse per </text:span><text:span text:style-name="T10">visualizzarne la scheda personale sopra descritta</text:span><text:span text:style-name="T8">;</text:span></text:p>
            </text:list-item>
            <text:list-item>
              <text:p text:style-name="P33"><text:bookmark-start text:name="RF 16"/><text:span text:style-name="T8">permettere di comporre una wish list con le cose che </text:span><text:span text:style-name="T10">si</text:span><text:span text:style-name="T8"> </text:span><text:span text:style-name="T10">intendono</text:span><text:span text:style-name="T8"> comprare in futuro e di maggior interesse;</text:span><text:bookmark-end text:name="RF 16"/></text:p>
            </text:list-item>
            <text:list-item>
              <text:p text:style-name="P33"><text:span text:style-name="T8">p</text:span><text:span text:style-name="T16">ermettere di visualizzare un “ranking” dei venditori, creato in base alle valutazioni numeriche effettuate dagli acquirenti dopo l’acquisto (vedi</text:span><text:span text:style-name="T17"> </text:span><text:a xlink:type="simple" xlink:href="#RF 25" text:style-name="Internet_20_link" text:visited-style-name="Visited_20_Internet_20_Link"><text:span text:style-name="T30">RF 23</text:span></text:a><text:span text:style-name="T17">)</text:span><text:span text:style-name="T16">;</text:span></text:p>
            </text:list-item>
          </text:list>
        </text:list-item>
      </text:list>
      <text:p text:style-name="P15"/>
      <text:p text:style-name="P15"/>
      <text:p text:style-name="P15"/>
      <text:list xml:id="list1436794033" text:style-name="L15">
        <text:list-item>
          <text:p text:style-name="P35"><text:soft-page-break/><text:span text:style-name="T8">Relativamente all’</text:span><text:a xlink:type="simple" xlink:href="#o3" text:style-name="Internet_20_link" text:visited-style-name="Visited_20_Internet_20_Link"><text:span text:style-name="T25">obiettivo 3</text:span></text:a><text:span text:style-name="T8">:</text:span></text:p>
        </text:list-item>
      </text:list>
      <text:list xml:id="list212024039804991" text:continue-list="list212023853688612" text:style-name="L13">
        <text:list-item>
          <text:list>
            <text:list-item>
              <text:p text:style-name="P33"><text:span text:style-name="T8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6">online</text:span><text:span text:style-name="T8"> oppure alla consegna);</text:span></text:p>
            </text:list-item>
            <text:list-item>
              <text:p text:style-name="P17">permettere all’utente di acquistare un prodotto pagando online tramite uno dei metodi di pagamento inseri<office:annotation loext:resolved="false"><dc:creator>Autore sconosciuto</dc:creator><dc:date>2022-10-02T21:10:56.341000000</dc:date><text:p text:style-name="P56"><text:span text:style-name="T54">Non ho capito?</text:span></text:p></office:annotation>ti, <text:span text:style-name="T37">nel caso il venditore lo accetti e abbia quindi collegato il proprio profilo PayPal;</text:span></text:p>
            </text:list-item>
          </text:list>
        </text:list-item>
      </text:list>
      <text:list xml:id="list3723262105" text:style-name="L16">
        <text:list-header>
          <text:p text:style-name="P18"/>
        </text:list-header>
        <text:list-item>
          <text:p text:style-name="P36"><text:span text:style-name="T18">Relativamente all’</text:span><text:a xlink:type="simple" xlink:href="#o4" text:style-name="Internet_20_link" text:visited-style-name="Visited_20_Internet_20_Link"><text:span text:style-name="T26">obiettivo 4</text:span></text:a><text:span text:style-name="T18">:</text:span></text:p>
        </text:list-item>
      </text:list>
      <text:list xml:id="list212024967645293" text:continue-list="list212024039804991" text:style-name="L13">
        <text:list-item>
          <text:list>
            <text:list-item>
              <text:p text:style-name="P19">consentire agli utenti registrati sul sito di postare annunci per i vari oggetti, <text:span text:style-name="T38">in cui </text:span>dovranno essere specificat<text:span text:style-name="T38">i: titolo dell’annunci</text:span><text:span text:style-name="T37">o</text:span><text:span text:style-name="T38">,</text:span> una breve descrizione <text:span text:style-name="T38">del prodotto </text:span>di massimo 250 caratteri, il prezzo del prodotto, la metodologia di transazione (vendita, affitto, in questo caso si specifica anche il periodo in cui il prodotto è disponibile, e scambio con altri prodotti, nel caso in cui si voglia proporre uno scambio con un oggetto di altri utenti), <text:span text:style-name="T38">foto (un massimo di 10);</text:span></text:p>
            </text:list-item>
            <text:list-item>
              <text:p text:style-name="P21">permettere di rimuovere gli annunci degli articoli venduti o non momentaneamente disponibili, per poi r<text:span text:style-name="T52">i</text:span>postarli quando torneranno a disposizione;</text:p>
            </text:list-item>
            <text:list-item>
              <text:p text:style-name="P30">consente <text:span text:style-name="T51">agli utenti registrati di postare annunci per i vari oggetti </text:span>pagando una piccola quota per sponsorizzarli (farli apparire in cima nella categoria di riferimento)</text:p>
            </text:list-item>
          </text:list>
        </text:list-item>
      </text:list>
      <text:list xml:id="list1162018173" text:style-name="L17">
        <text:list-header>
          <text:p text:style-name="P20"/>
        </text:list-header>
        <text:list-item>
          <text:p text:style-name="P37"><text:span text:style-name="T18">Relativamente all’</text:span><text:a xlink:type="simple" xlink:href="#o5" text:style-name="Internet_20_link" text:visited-style-name="Visited_20_Internet_20_Link"><text:span text:style-name="T26">obiettivo 5</text:span></text:a><text:span text:style-name="T18">:</text:span></text:p>
        </text:list-item>
      </text:list>
      <text:list xml:id="list212023352924629" text:continue-list="list212024967645293" text:style-name="L13">
        <text:list-item>
          <text:list>
            <text:list-item>
              <text:p text:style-name="P33"><text:bookmark-start text:name="RF 17"/><text:bookmark-start text:name="RF 25"/><text:span text:style-name="T18">permettere</text:span><text:bookmark-end text:name="RF 17"/><text:span text:style-name="T18"> agli utenti, </text:span><text:span text:style-name="T17">al termine di una transazione,</text:span><text:span text:style-name="T18"> di fornire un feedback testuale </text:span><text:span text:style-name="T6">(di massimo 200 caratteri) </text:span><text:span text:style-name="T18">e una valutazione numerica </text:span><text:span text:style-name="T6">(con un voto da 1 a 5)</text:span><text:span text:style-name="T18"> sull’affidabilità di un venditore;</text:span><text:bookmark-end text:name="RF 25"/></text:p>
            </text:list-item>
            <text:list-item>
              <text:p text:style-name="P19">permettere di visualizzare i commenti e le valutazioni degli altri utenti sul profilo;</text:p>
            </text:list-item>
          </text:list>
        </text:list-item>
      </text:list>
      <text:p text:style-name="P23"/>
      <text:list xml:id="list253803621" text:style-name="L18">
        <text:list-item>
          <text:p text:style-name="P38"><text:span text:style-name="T16">Relativamente all’</text:span><text:a xlink:type="simple" xlink:href="#o6" text:style-name="Internet_20_link" text:visited-style-name="Visited_20_Internet_20_Link"><text:span text:style-name="T27">obiettivo 6</text:span></text:a><text:span text:style-name="T16">:</text:span></text:p>
        </text:list-item>
      </text:list>
      <text:list xml:id="list212024319142395" text:continue-list="list212023352924629" text:style-name="L13">
        <text:list-item>
          <text:list>
            <text:list-item>
              <text:p text:style-name="P33"><text:span text:style-name="T16">notificare </text:span><text:span text:style-name="T17">tramite mail</text:span><text:span text:style-name="T16"> il venditore del corretto pagamento effettuato, </text:span><text:span text:style-name="T17">invitandolo a procedere con la consegna;</text:span></text:p>
            </text:list-item>
            <text:list-item>
              <text:p text:style-name="P24">gestire i soldi pagati dall’acquirente e depositarli sul conto del venditore solamente dopo conferma di ricezione del pacco;</text:p>
            </text:list-item>
            <text:list-item>
              <text:p text:style-name="P24">consentire di segnalare all’acquirente il corretto ricevimento del prodotto;</text:p>
            </text:list-item>
            <text:list-item>
              <text:p text:style-name="P22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14">bloccare il profilo di un utente nel caso in cui non vengano rispettati i termini d’uso del servizio.</text:p>
            </text:list-item>
          </text:list>
        </text:list-item>
      </text:list>
      <text:p text:style-name="P15"/>
      <text:p text:style-name="P31"/>
      <text:p text:style-name="P54">Requisiti non funzionali</text:p>
      <text:p text:style-name="P25">Di seguito elenchiamo i requisiti non funzionali del nostro sistema, divisi nelle varie proprietà che dovranno essere globalmente garantite.</text:p>
      <text:p text:style-name="P25"/>
      <text:p text:style-name="P31">Sicurezza</text:p>
      <text:list xml:id="list186983652" text:style-name="L19">
        <text:list-item>
          <text:p text:style-name="P39"><text:bookmark-start text:name="RNF 1"/><text:span text:style-name="T19">Per garantire un elevato livello di sicurezza ogni password dovrà soddisfare questi requisiti: avere minimo 8 caratteri, di cui almeno un carattere speciale, </text:span><text:span text:style-name="T20">una</text:span><text:span text:style-name="T19"> lettera maiuscola, una lettera minuscola e un numero.</text:span><text:bookmark-end text:name="RNF 1"/></text:p>
        </text:list-item>
        <text:list-item>
          <text:p text:style-name="P26"><text:bookmark-start text:name="RNF 2"/>Il sistema permetterà il <text:span text:style-name="T49">recupero dell’account </text:span>cambi<text:span text:style-name="T49">ando</text:span> password nel caso in cui venga dimenticata. Sarà possibile accedere ad un link inviato nella mail specificata durante la regis<office:annotation loext:resolved="false"><dc:creator>Autore sconosciuto</dc:creator><dc:date>2022-10-02T17:11:11.778000000</dc:date><text:p text:style-name="P56"><text:span text:style-name="T54">Siamo sicuri non sia funzionale?</text:span></text:p><text:p text:style-name="P56"><text:span text:style-name="T54">Recuperare password/account non si considera funzione?</text:span></text:p></office:annotation>trazione e inserire (due volte) una nuova password conforme con i requisiti espressi nel <text:a xlink:type="simple" xlink:href="#RNF 1" text:style-name="Internet_20_link" text:visited-style-name="Visited_20_Internet_20_Link">RNF 1</text:a>.<text:bookmark-end text:name="RNF 2"/></text:p>
        </text:list-item>
        <text:list-item>
          <text:p text:style-name="P26"><text:bookmark-start text:name="RNF 3"/>Il sistema obbliga gli utenti a cambiare la vecchia password ogni 6 mesi. Si prevede la digitazione della vecchia password e due volte la digitazione di quella nuova. Successivamente verrà inviato un link via mail da premere per confermare il cambiamento della password. In caso d<text:span text:style-name="T39">i </text:span>password dimenticata si procederà secondo il <text:a xlink:type="simple" xlink:href="#RNF 2" text:style-name="Internet_20_link" text:visited-style-name="Visited_20_Internet_20_Link">RNF 2</text:a>.<text:bookmark-end text:name="RNF 3"/></text:p>
        </text:list-item>
        <text:list-item>
          <text:p text:style-name="P26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39"><text:span text:style-name="T19">Il sistema prevede, facoltativamente, l’utilizzo dell’autenticazione a due fattori: se abilitata prima di ogni accesso l’utente riceverà un codice di 6 cifre mandato via </text:span><text:span text:style-name="T20">SMS</text:span><text:span text:style-name="T19"> al numero specificato in fase di login.</text:span></text:p>
        </text:list-item>
        <text:list-item>
          <text:p text:style-name="P28">I pagamenti devono essere gestiti via SSL e la transazione deve essere protetta da crittografia.</text:p>
        </text:list-item>
      </text:list>
      <text:p text:style-name="P27"/>
      <text:p text:style-name="P32">Portabilità</text:p>
      <text:list xml:id="list212025078975705" text:continue-numbering="true" text:style-name="L19">
        <text:list-item>
          <text:p text:style-name="P39"><text:span text:style-name="T21">L’applicazione</text:span><text:span text:style-name="T19"> Web deve essere </text:span><text:span text:style-name="T20">mostrata</text:span><text:span text:style-name="T19"> senza problemi sui browser Google Chrome </text:span><text:span text:style-name="T22">(dalla versione </text:span><text:span text:style-name="T23">97.0.4692 del 4 gennaio 2022)</text:span><text:span text:style-name="T19">, Mozilla Firefox </text:span><text:span text:style-name="T22">(dalla versione Firefox 96.0.3 del 27 gennaio 2022)</text:span><text:span text:style-name="T19">, Safari </text:span><text:span text:style-name="T22">(</text:span><text:span text:style-name="T21">a partire dalle prime versioni rilasciate nel 2022</text:span><text:span text:style-name="T22">) </text:span><text:span text:style-name="T19">e Opera </text:span><text:span text:style-name="T22">(dalla versione Opera 93 del 19 gennaio 2022</text:span><text:span text:style-name="T21">).</text:span></text:p>
        </text:list-item>
        <text:list-item>
          <text:p text:style-name="P29">L’applicazione web deve inoltre essere cross-platform e ottimizzat<text:span text:style-name="T39">a</text:span> per funzionare anche su diverse piattaforme (desktop, smartphone, tablet).</text:p>
        </text:list-item>
      </text:list>
      <text:p text:style-name="P41"/>
      <text:p text:style-name="P42">Usabilità</text:p>
      <text:list xml:id="list212023393651200" text:continue-numbering="true" text:style-name="L19">
        <text:list-item>
          <text:p text:style-name="P44">Un utente che non conosce il sistema deve essere in grado di registrarsi nel giro di 5 minuti e di effettuare un annuncio in circa 10 minuti.</text:p>
        </text:list-item>
        <text:list-item>
          <text:p text:style-name="P39"><text:span text:style-name="T40">L’applicazione web soddisfa i requisiti di accessibilità definiti in regole precise: la versione 2.1 delle </text:span><text:a xlink:type="simple" xlink:href="https://www.w3.org/TR/2018/REC-WCAG21-20180605/" text:style-name="Internet_20_link" text:visited-style-name="Visited_20_Internet_20_Link"><text:span text:style-name="T41">Web Content Accesibility Guidelines</text:span></text:a><text:span text:style-name="T41"> </text:span><text:span text:style-name="T43">(</text:span><text:span text:style-name="T46">WCAG</text:span><text:span text:style-name="T43">) definite dal </text:span><text:span text:style-name="T41">Worl Wide Web Consortium</text:span><text:span text:style-name="T43"> (</text:span><text:span text:style-name="T46">W3C</text:span><text:span text:style-name="T43">).</text:span></text:p>
        </text:list-item>
      </text:list>
      <text:p text:style-name="P2"/>
      <text:p text:style-name="P43"><text:span text:style-name="T48">P</text:span><text:span text:style-name="T47">rivacy</text:span></text:p>
      <text:list xml:id="list212023107354261" text:continue-numbering="true" text:style-name="L19">
        <text:list-item>
          <text:p text:style-name="P45"><text:span text:style-name="T43">D</text:span><text:span text:style-name="T42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45">GDPR</text:span></text:a><text:span text:style-name="T42">, o ufficialmente detta regolamento (UE) n. 2016/679) in materia di trattamento dei dati personali e di privacy.</text:span></text:p>
        </text:list-item>
        <text:list-item>
          <text:p text:style-name="P46"><text:span text:style-name="T42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2">meccanismo</text:span></text:a><text:span text:style-name="T42"> per verificare il documento di identità</text:span><text:span text:style-name="T44">.</text:span></text:p>
        </text:list-item>
      </text:list>
      <text:p text:style-name="P3"/>
      <text:p text:style-name="P8">Prestazioni</text:p>
      <text:list xml:id="list212023930400421" text:continue-numbering="true" text:style-name="L19">
        <text:list-item>
          <text:p text:style-name="P1"><text:soft-page-break/>Il sito web deve permettere di effettuare il login entro 2 secondi dall’inserimento dei dati e deve caricare gli annunci cercati dall’utente in massimo 3 secondi.</text:p>
        </text:list-item>
        <text:list-item>
          <text:p text:style-name="P4">La fase di transazione tra una funzionalità e l’altra del sito web deve essere fluida e avvenire in non più di 1 secondo.</text:p>
        </text:list-item>
      </text:list>
      <text:p text:style-name="P7"/>
      <text:p text:style-name="P9">Robustezza</text:p>
      <text:list xml:id="list212024747744097" text:continue-numbering="true" text:style-name="L19">
        <text:list-item>
          <text:p text:style-name="P4">L’applicazione web deve mantenere almeno un backup dei dati dell’utente in caso di perdita dei dati nel database.</text:p>
        </text:list-item>
        <text:list-item>
          <text:p text:style-name="P5">L’applicazione web deve <text:span text:style-name="T50">garantire</text:span> <text:span text:style-name="T50">la robustezza contro attacchi hacker per la sicurezza dei dati sensibili dei propri utenti</text:span>.</text:p>
        </text:list-item>
        <text:list-item>
          <text:p text:style-name="P6">L’applicazione web deve <text:span text:style-name="T53">avere un metodo di atomicità degli ordini per impedire errori dovuti ad interruzioni dei processi e conflitti dovuti a ordini contemporanei</text:span>.</text:p>
        </text:list-item>
      </text:list>
      <text:p text:style-name="P7"/>
      <text:p text:style-name="P9">Localizzazione</text:p>
      <text:list xml:id="list212024397457175" text:continue-numbering="true" text:style-name="L19">
        <text:list-item>
          <text:p text:style-name="P4">L’applicazione web deve individuare gli annunci più vicini geograficamente all’utente.</text:p>
        </text:list-item>
      </text:list>
      <text:p text:style-name="P7"/>
      <text:p text:style-name="P7"/>
      <text:list xml:id="list212024215348512" text:continue-numbering="true" text:style-name="L19">
        <text:list-header>
          <text:p text:style-name="P1"><text:s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16:58:57.745000000</meta:creation-date>
    <dc:date>2022-10-02T21:20:22.863000000</dc:date>
    <meta:editing-duration>PT8M51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5" meta:paragraph-count="88" meta:word-count="1732" meta:character-count="11304" meta:non-whitespace-character-count="9723"/>
  </office:meta>
</office:document-meta>
</file>